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row table:style-name="ro1">
          <table:table-cell table:style-name="Default" office:value-type="string">
            <text:p>--Ember.Application</text:p>
          </table:table-cell>
        </table:table-row>
        <table:table-row table:style-name="ro2">
          <table:table-cell office:value-type="string">
            <text:p><text:a xlink:href="http://emberjs.com/api/classes/Ember.Application.html#method_advanceReadiness" xlink:type="simple">advanceReadiness</text:a></text:p>
          </table:table-cell>
        </table:table-row>
        <table:table-row table:style-name="ro2">
          <table:table-cell office:value-type="string">
            <text:p><text:a xlink:href="http://emberjs.com/api/classes/Ember.Application.html#method_deferReadiness" xlink:type="simple">deferReadiness</text:a></text:p>
          </table:table-cell>
        </table:table-row>
        <table:table-row table:style-name="ro2">
          <table:table-cell office:value-type="string">
            <text:p><text:a xlink:href="http://emberjs.com/api/classes/Ember.Application.html#method_inject" xlink:type="simple">inject</text:a></text:p>
          </table:table-cell>
        </table:table-row>
        <table:table-row table:style-name="ro2">
          <table:table-cell office:value-type="string">
            <text:p><text:a xlink:href="http://emberjs.com/api/classes/Ember.Application.html#method_register" xlink:type="simple">register</text:a></text:p>
          </table:table-cell>
        </table:table-row>
        <table:table-row table:style-name="ro2">
          <table:table-cell office:value-type="string">
            <text:p><text:a xlink:href="http://emberjs.com/api/classes/Ember.Application.html#method_reset" xlink:type="simple">reset</text:a></text:p>
          </table:table-cell>
        </table:table-row>
        <table:table-row table:style-name="ro2">
          <table:table-cell office:value-type="string">
            <text:p><text:a xlink:href="http://emberjs.com/api/classes/Ember.Application.html#event_ready" xlink:type="simple">ready</text:a></text:p>
          </table:table-cell>
        </table:table-row>
        <table:table-row table:style-name="ro1">
          <table:table-cell table:style-name="Default" office:value-type="string">
            <text:p>--Ember.Array</text:p>
          </table:table-cell>
        </table:table-row>
        <table:table-row table:style-name="ro2">
          <table:table-cell office:value-type="string">
            <text:p><text:a xlink:href="http://emberjs.com/api/classes/Ember.Array.html#method_addArrayObserver" xlink:type="simple">addArrayObserver</text:a></text:p>
          </table:table-cell>
        </table:table-row>
        <table:table-row table:style-name="ro2">
          <table:table-cell office:value-type="string">
            <text:p><text:a xlink:href="http://emberjs.com/api/classes/Ember.Array.html#method_arrayContentDidChange" xlink:type="simple">arrayContentDidChange</text:a></text:p>
          </table:table-cell>
        </table:table-row>
        <table:table-row table:style-name="ro2">
          <table:table-cell office:value-type="string">
            <text:p><text:a xlink:href="http://emberjs.com/api/classes/Ember.Array.html#method_arrayContentWillChange" xlink:type="simple">arrayContentWillChange</text:a></text:p>
          </table:table-cell>
        </table:table-row>
        <table:table-row table:style-name="ro2">
          <table:table-cell office:value-type="string">
            <text:p><text:a xlink:href="http://emberjs.com/api/classes/Ember.Array.html#method_indexOf" xlink:type="simple">indexOf</text:a></text:p>
          </table:table-cell>
        </table:table-row>
        <table:table-row table:style-name="ro2">
          <table:table-cell office:value-type="string">
            <text:p><text:a xlink:href="http://emberjs.com/api/classes/Ember.Array.html#method_lastIndexOf" xlink:type="simple">lastIndexOf</text:a></text:p>
          </table:table-cell>
        </table:table-row>
        <table:table-row table:style-name="ro2">
          <table:table-cell office:value-type="string">
            <text:p><text:a xlink:href="http://emberjs.com/api/classes/Ember.Array.html#method_objectAt" xlink:type="simple">objectAt</text:a></text:p>
          </table:table-cell>
        </table:table-row>
        <table:table-row table:style-name="ro2">
          <table:table-cell office:value-type="string">
            <text:p><text:a xlink:href="http://emberjs.com/api/classes/Ember.Array.html#method_objectsAt" xlink:type="simple">objectsAt</text:a></text:p>
          </table:table-cell>
        </table:table-row>
        <table:table-row table:style-name="ro2">
          <table:table-cell office:value-type="string">
            <text:p><text:a xlink:href="http://emberjs.com/api/classes/Ember.Array.html#method_removeArrayObserver" xlink:type="simple">removeArrayObserver</text:a></text:p>
          </table:table-cell>
        </table:table-row>
        <table:table-row table:style-name="ro2">
          <table:table-cell office:value-type="string">
            <text:p><text:a xlink:href="http://emberjs.com/api/classes/Ember.Array.html#method_slice" xlink:type="simple">slice</text:a></text:p>
          </table:table-cell>
        </table:table-row>
        <table:table-row table:style-name="ro1">
          <table:table-cell table:style-name="Default" office:value-type="string">
            <text:p>--Ember.ArrayController</text:p>
          </table:table-cell>
        </table:table-row>
        <table:table-row table:style-name="ro2">
          <table:table-cell office:value-type="string">
            <text:p><text:a xlink:href="http://emberjs.com/api/classes/Ember.ArrayController.html#method_destroy" xlink:type="simple">destroy</text:a></text:p>
          </table:table-cell>
        </table:table-row>
        <table:table-row table:style-name="ro2">
          <table:table-cell office:value-type="string">
            <text:p><text:a xlink:href="http://emberjs.com/api/classes/Ember.ArrayController.html#method_get" xlink:type="simple">get</text:a></text:p>
          </table:table-cell>
        </table:table-row>
        <table:table-row table:style-name="ro2">
          <table:table-cell office:value-type="string">
            <text:p><text:a xlink:href="http://emberjs.com/api/classes/Ember.ArrayController.html#method_lookupItemController" xlink:type="simple">lookupItemController</text:a></text:p>
          </table:table-cell>
        </table:table-row>
        <table:table-row table:style-name="ro2">
          <table:table-cell office:value-type="string">
            <text:p><text:a xlink:href="http://emberjs.com/api/classes/Ember.ArrayController.html#method_set" xlink:type="simple">set</text:a></text:p>
          </table:table-cell>
        </table:table-row>
        <table:table-row table:style-name="ro1">
          <table:table-cell table:style-name="Default" office:value-type="string">
            <text:p>--Ember.ArrayProxy</text:p>
          </table:table-cell>
        </table:table-row>
        <table:table-row table:style-name="ro2">
          <table:table-cell office:value-type="string">
            <text:p><text:a xlink:href="http://emberjs.com/api/classes/Ember.ArrayProxy.html#method_objectAtContent" xlink:type="simple">objectAtContent</text:a></text:p>
          </table:table-cell>
        </table:table-row>
        <table:table-row table:style-name="ro2">
          <table:table-cell office:value-type="string">
            <text:p><text:a xlink:href="http://emberjs.com/api/classes/Ember.ArrayProxy.html#method_replaceContent" xlink:type="simple">replaceContent</text:a></text:p>
          </table:table-cell>
        </table:table-row>
        <table:table-row table:style-name="ro1">
          <table:table-cell table:style-name="Default" office:value-type="string">
            <text:p>--Ember.Binding</text:p>
          </table:table-cell>
        </table:table-row>
        <table:table-row table:style-name="ro2">
          <table:table-cell office:value-type="string">
            <text:p><text:a xlink:href="http://emberjs.com/api/classes/Ember.Binding.html#method_connect" xlink:type="simple">connect</text:a></text:p>
          </table:table-cell>
        </table:table-row>
        <table:table-row table:style-name="ro2">
          <table:table-cell office:value-type="string">
            <text:p><text:a xlink:href="http://emberjs.com/api/classes/Ember.Binding.html#method_copy" xlink:type="simple">copy</text:a></text:p>
          </table:table-cell>
        </table:table-row>
        <table:table-row table:style-name="ro2">
          <table:table-cell office:value-type="string">
            <text:p><text:a xlink:href="http://emberjs.com/api/classes/Ember.Binding.html#method_disconnect" xlink:type="simple">disconnect</text:a></text:p>
          </table:table-cell>
        </table:table-row>
        <table:table-row table:style-name="ro2">
          <table:table-cell office:value-type="string">
            <text:p><text:a xlink:href="http://emberjs.com/api/classes/Ember.Binding.html#method_from" xlink:type="simple">from</text:a></text:p>
          </table:table-cell>
        </table:table-row>
        <table:table-row table:style-name="ro2">
          <table:table-cell office:value-type="string">
            <text:p><text:a xlink:href="http://emberjs.com/api/classes/Ember.Binding.html#method_oneWay" xlink:type="simple">oneWay</text:a></text:p>
          </table:table-cell>
        </table:table-row>
        <table:table-row table:style-name="ro2">
          <table:table-cell office:value-type="string">
            <text:p><text:a xlink:href="http://emberjs.com/api/classes/Ember.Binding.html#method_to" xlink:type="simple">to</text:a></text:p>
          </table:table-cell>
        </table:table-row>
        <table:table-row table:style-name="ro2">
          <table:table-cell office:value-type="string">
            <text:p><text:a xlink:href="http://emberjs.com/api/classes/Ember.Binding.html#method_toString" xlink:type="simple">toString</text:a></text:p>
          </table:table-cell>
        </table:table-row>
        <table:table-row table:style-name="ro1">
          <table:table-cell table:style-name="Default" office:value-type="string">
            <text:p>--Ember.CollectionView</text:p>
          </table:table-cell>
        </table:table-row>
        <table:table-row table:style-name="ro2">
          <table:table-cell office:value-type="string">
            <text:p><text:a xlink:href="http://emberjs.com/api/classes/Ember.CollectionView.html#method_arrayDidChange" xlink:type="simple">arrayDidChange</text:a></text:p>
          </table:table-cell>
        </table:table-row>
        <table:table-row table:style-name="ro2">
          <table:table-cell office:value-type="string">
            <text:p><text:a xlink:href="http://emberjs.com/api/classes/Ember.CollectionView.html#method_arrayWillChange" xlink:type="simple">arrayWillChange</text:a></text:p>
          </table:table-cell>
        </table:table-row>
        <table:table-row table:style-name="ro2">
          <table:table-cell office:value-type="string">
            <text:p><text:a xlink:href="http://emberjs.com/api/classes/Ember.CollectionView.html#method_createChildView" xlink:type="simple">createChildView</text:a></text:p>
          </table:table-cell>
        </table:table-row>
        <table:table-row table:style-name="ro2">
          <table:table-cell office:value-type="string">
            <text:p><text:a xlink:href="http://emberjs.com/api/classes/Ember.CollectionView.html#method_destroy" xlink:type="simple">destroy</text:a></text:p>
          </table:table-cell>
        </table:table-row>
        <table:table-row table:style-name="ro2">
          <table:table-cell office:value-type="string">
            <text:p><text:a xlink:href="http://emberjs.com/api/classes/Ember.CollectionView.html#method_init" xlink:type="simple">init</text:a></text:p>
          </table:table-cell>
        </table:table-row>
        <table:table-row table:style-name="ro1">
          <table:table-cell table:style-name="Default" office:value-type="string">
            <text:p>--Ember.Comparable</text:p>
          </table:table-cell>
        </table:table-row>
        <table:table-row table:style-name="ro1">
          <table:table-cell table:style-name="Default" office:value-type="string">
            <text:p>compare</text:p>
          </table:table-cell>
        </table:table-row>
        <table:table-row table:style-name="ro1">
          <table:table-cell table:style-name="Default" office:value-type="string">
            <text:p>--Ember.Component</text:p>
          </table:table-cell>
        </table:table-row>
        <table:table-row table:style-name="ro2">
          <table:table-cell office:value-type="string">
            <text:p><text:a xlink:href="http://emberjs.com/api/classes/Ember.Component.html#method_sendAction" xlink:type="simple">sendAction</text:a></text:p>
          </table:table-cell>
        </table:table-row>
        <table:table-row table:style-name="ro1">
          <table:table-cell table:style-name="Default" office:value-type="string">
            <text:p>--Ember.ComputedProperty</text:p>
          </table:table-cell>
        </table:table-row>
        <table:table-row table:style-name="ro2">
          <table:table-cell office:value-type="string">
            <text:p><text:a xlink:href="http://emberjs.com/api/classes/Ember.ComputedProperty.html#method_cacheable" xlink:type="simple">cacheable</text:a></text:p>
          </table:table-cell>
        </table:table-row>
        <table:table-row table:style-name="ro2">
          <table:table-cell office:value-type="string">
            <text:p><text:a xlink:href="http://emberjs.com/api/classes/Ember.ComputedProperty.html#method_get" xlink:type="simple">get</text:a></text:p>
          </table:table-cell>
        </table:table-row>
        <table:table-row table:style-name="ro2">
          <table:table-cell office:value-type="string">
            <text:p><text:a xlink:href="http://emberjs.com/api/classes/Ember.ComputedProperty.html#method_meta" xlink:type="simple">meta</text:a></text:p>
          </table:table-cell>
        </table:table-row>
        <table:table-row table:style-name="ro2">
          <table:table-cell office:value-type="string">
            <text:p><text:a xlink:href="http://emberjs.com/api/classes/Ember.ComputedProperty.html#method_property" xlink:type="simple">property</text:a></text:p>
          </table:table-cell>
        </table:table-row>
        <table:table-row table:style-name="ro2">
          <table:table-cell office:value-type="string">
            <text:p><text:a xlink:href="http://emberjs.com/api/classes/Ember.ComputedProperty.html#method_readOnly" xlink:type="simple">readOnly</text:a></text:p>
          </table:table-cell>
        </table:table-row>
        <table:table-row table:style-name="ro2">
          <table:table-cell office:value-type="string">
            <text:p><text:a xlink:href="http://emberjs.com/api/classes/Ember.ComputedProperty.html#method_set" xlink:type="simple">set</text:a></text:p>
          </table:table-cell>
        </table:table-row>
        <table:table-row table:style-name="ro2">
          <table:table-cell office:value-type="string">
            <text:p><text:a xlink:href="http://emberjs.com/api/classes/Ember.ComputedProperty.html#method_volatile" xlink:type="simple">volatile</text:a></text:p>
          </table:table-cell>
        </table:table-row>
        <table:table-row table:style-name="ro1">
          <table:table-cell table:style-name="Default" office:value-type="string">
            <text:p>--Ember.Controller</text:p>
          </table:table-cell>
        </table:table-row>
        <table:table-row table:style-name="ro2">
          <table:table-cell office:value-type="string">
            <text:p><text:a xlink:href="http://emberjs.com/api/classes/Ember.Controller.html#method_destroy" xlink:type="simple">destroy</text:a></text:p>
          </table:table-cell>
        </table:table-row>
        <table:table-row table:style-name="ro2">
          <table:table-cell office:value-type="string">
            <text:p><text:a xlink:href="http://emberjs.com/api/classes/Ember.Controller.html#method_get" xlink:type="simple">get</text:a></text:p>
          </table:table-cell>
        </table:table-row>
        <table:table-row table:style-name="ro2">
          <table:table-cell office:value-type="string">
            <text:p><text:a xlink:href="http://emberjs.com/api/classes/Ember.Controller.html#method_set" xlink:type="simple">set</text:a></text:p>
          </table:table-cell>
        </table:table-row>
        <table:table-row table:style-name="ro1">
          <table:table-cell table:style-name="Default" office:value-type="string">
            <text:p>--Ember.ControllerMixin</text:p>
          </table:table-cell>
        </table:table-row>
        <table:table-row table:style-name="ro2">
          <table:table-cell office:value-type="string">
            <text:p><text:a xlink:href="http://emberjs.com/api/classes/Ember.ControllerMixin.html#method_child" xlink:type="simple">child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describe" xlink:type="simple">describe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destroy" xlink:type="simple">destroy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eachLocal" xlink:type="simple">eachLocal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factoryInjection" xlink:type="simple">factoryInjection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get" xlink:type="simple">get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has" xlink:type="simple">has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injection" xlink:type="simple">injection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lookup" xlink:type="simple">lookup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lookupFactory" xlink:type="simple">lookupFactory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makeToString" xlink:type="simple">makeToString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normalize" xlink:type="simple">normalize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options" xlink:type="simple">options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optionsForType" xlink:type="simple">optionsForType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register" xlink:type="simple">register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remove" xlink:type="simple">remove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replaceRoute" xlink:type="simple">replaceRoute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reset" xlink:type="simple">reset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resolve" xlink:type="simple">resolve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set" xlink:type="simple">set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transitionToRoute" xlink:type="simple">transitionToRoute</text:a></text:p>
          </table:table-cell>
        </table:table-row>
        <table:table-row table:style-name="ro2">
          <table:table-cell office:value-type="string">
            <text:p><text:a xlink:href="http://emberjs.com/api/classes/Ember.ControllerMixin.html#method_unregister" xlink:type="simple">unregister</text:a></text:p>
          </table:table-cell>
        </table:table-row>
        <table:table-row table:style-name="ro1">
          <table:table-cell table:style-name="Default" office:value-type="string">
            <text:p>--Ember.Copyable</text:p>
          </table:table-cell>
        </table:table-row>
        <table:table-row table:style-name="ro2">
          <table:table-cell office:value-type="string">
            <text:p><text:a xlink:href="http://emberjs.com/api/classes/Ember.Copyable.html#method_copy" xlink:type="simple">copy</text:a></text:p>
          </table:table-cell>
        </table:table-row>
        <table:table-row table:style-name="ro2">
          <table:table-cell office:value-type="string">
            <text:p><text:a xlink:href="http://emberjs.com/api/classes/Ember.Copyable.html#method_frozenCopy" xlink:type="simple">frozenCopy</text:a></text:p>
          </table:table-cell>
        </table:table-row>
        <table:table-row table:style-name="ro1">
          <table:table-cell table:style-name="Default" office:value-type="string">
            <text:p>--Ember.CoreObject</text:p>
          </table:table-cell>
        </table:table-row>
        <table:table-row table:style-name="ro2">
          <table:table-cell office:value-type="string">
            <text:p><text:a xlink:href="http://emberjs.com/api/classes/Ember.CoreObject.html#method_create" xlink:type="simple">create</text:a></text:p>
          </table:table-cell>
        </table:table-row>
        <table:table-row table:style-name="ro2">
          <table:table-cell office:value-type="string">
            <text:p><text:a xlink:href="http://emberjs.com/api/classes/Ember.CoreObject.html#method_createWithMixins" xlink:type="simple">createWithMixins</text:a></text:p>
          </table:table-cell>
        </table:table-row>
        <table:table-row table:style-name="ro2">
          <table:table-cell office:value-type="string">
            <text:p><text:a xlink:href="http://emberjs.com/api/classes/Ember.CoreObject.html#method_destroy" xlink:type="simple">destroy</text:a></text:p>
          </table:table-cell>
        </table:table-row>
        <table:table-row table:style-name="ro2">
          <table:table-cell office:value-type="string">
            <text:p><text:a xlink:href="http://emberjs.com/api/classes/Ember.CoreObject.html#method_eachComputedProperty" xlink:type="simple">eachComputedProperty</text:a></text:p>
          </table:table-cell>
        </table:table-row>
        <table:table-row table:style-name="ro2">
          <table:table-cell office:value-type="string">
            <text:p><text:a xlink:href="http://emberjs.com/api/classes/Ember.CoreObject.html#method_init" xlink:type="simple">init</text:a></text:p>
          </table:table-cell>
        </table:table-row>
        <table:table-row table:style-name="ro2">
          <table:table-cell office:value-type="string">
            <text:p><text:a xlink:href="http://emberjs.com/api/classes/Ember.CoreObject.html#method_metaForProperty" xlink:type="simple">metaForProperty</text:a></text:p>
          </table:table-cell>
        </table:table-row>
        <table:table-row table:style-name="ro2">
          <table:table-cell office:value-type="string">
            <text:p><text:a xlink:href="http://emberjs.com/api/classes/Ember.CoreObject.html#method_reopen" xlink:type="simple">reopen</text:a></text:p>
          </table:table-cell>
        </table:table-row>
        <table:table-row table:style-name="ro2">
          <table:table-cell office:value-type="string">
            <text:p><text:a xlink:href="http://emberjs.com/api/classes/Ember.CoreObject.html#method_reopenClass" xlink:type="simple">reopenClass</text:a></text:p>
          </table:table-cell>
        </table:table-row>
        <table:table-row table:style-name="ro2">
          <table:table-cell office:value-type="string">
            <text:p><text:a xlink:href="http://emberjs.com/api/classes/Ember.CoreObject.html#method_toString" xlink:type="simple">toString</text:a></text:p>
          </table:table-cell>
        </table:table-row>
        <table:table-row table:style-name="ro2">
          <table:table-cell office:value-type="string">
            <text:p><text:a xlink:href="http://emberjs.com/api/classes/Ember.CoreObject.html#method_willDestroy" xlink:type="simple">willDestroy</text:a></text:p>
          </table:table-cell>
        </table:table-row>
        <table:table-row table:style-name="ro1">
          <table:table-cell table:style-name="Default" office:value-type="string">
            <text:p>--Ember.DefaultResolver</text:p>
          </table:table-cell>
        </table:table-row>
        <table:table-row table:style-name="ro2">
          <table:table-cell office:value-type="string">
            <text:p><text:a xlink:href="http://emberjs.com/api/classes/Ember.DefaultResolver.html#method_resolve" xlink:type="simple">resolve</text:a></text:p>
          </table:table-cell>
        </table:table-row>
        <table:table-row table:style-name="ro1">
          <table:table-cell table:style-name="Default" office:value-type="string">
            <text:p>--Ember.Deferred</text:p>
          </table:table-cell>
        </table:table-row>
        <table:table-row table:style-name="ro2">
          <table:table-cell office:value-type="string">
            <text:p><text:a xlink:href="http://emberjs.com/api/classes/Ember.Deferred.html#method_reject" xlink:type="simple">reject</text:a></text:p>
          </table:table-cell>
        </table:table-row>
        <table:table-row table:style-name="ro2">
          <table:table-cell office:value-type="string">
            <text:p><text:a xlink:href="http://emberjs.com/api/classes/Ember.Deferred.html#method_resolve" xlink:type="simple">resolve</text:a></text:p>
          </table:table-cell>
        </table:table-row>
        <table:table-row table:style-name="ro2">
          <table:table-cell office:value-type="string">
            <text:p><text:a xlink:href="http://emberjs.com/api/classes/Ember.Deferred.html#method_then" xlink:type="simple">then</text:a></text:p>
          </table:table-cell>
        </table:table-row>
        <table:table-row table:style-name="ro1">
          <table:table-cell table:style-name="Default" office:value-type="string">
            <text:p>--Ember.EachProxy</text:p>
          </table:table-cell>
        </table:table-row>
        <table:table-row table:style-name="ro2">
          <table:table-cell office:value-type="string">
            <text:p><text:a xlink:href="http://emberjs.com/api/classes/Ember.EachProxy.html#method_unknownProperty" xlink:type="simple">unknownProperty</text:a></text:p>
          </table:table-cell>
        </table:table-row>
        <table:table-row table:style-name="ro1">
          <table:table-cell table:style-name="Default" office:value-type="string">
            <text:p>--Ember.Enumerable</text:p>
          </table:table-cell>
        </table:table-row>
        <table:table-row table:style-name="ro2">
          <table:table-cell office:value-type="string">
            <text:p><text:a xlink:href="http://emberjs.com/api/classes/Ember.Enumerable.html#method_addEnumerableObserver" xlink:type="simple">addEnumerableObserver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any" xlink:type="simple">any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anyBy" xlink:type="simple">anyBy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compact" xlink:type="simple">compact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contains" xlink:type="simple">contains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enumerableContentDidChange" xlink:type="simple">enumerableContentDidChange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enumerableContentWillChange" xlink:type="simple">enumerableContentWillChange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every" xlink:type="simple">every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everyBy" xlink:type="simple">everyBy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filter" xlink:type="simple">filter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filterBy" xlink:type="simple">filterBy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find" xlink:type="simple">find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findBy" xlink:type="simple">findBy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forEach" xlink:type="simple">forEach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getEach" xlink:type="simple">getEach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invoke" xlink:type="simple">invoke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map" xlink:type="simple">map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mapBy" xlink:type="simple">mapBy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nextObject" xlink:type="simple">nextObject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reduce" xlink:type="simple">reduce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reject" xlink:type="simple">reject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rejectBy" xlink:type="simple">rejectBy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removeEnumerableObserver" xlink:type="simple">removeEnumerableObserver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setEach" xlink:type="simple">setEach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toArray" xlink:type="simple">toArray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uniq" xlink:type="simple">uniq</text:a></text:p>
          </table:table-cell>
        </table:table-row>
        <table:table-row table:style-name="ro2">
          <table:table-cell office:value-type="string">
            <text:p><text:a xlink:href="http://emberjs.com/api/classes/Ember.Enumerable.html#method_without" xlink:type="simple">without</text:a></text:p>
          </table:table-cell>
        </table:table-row>
        <table:table-row table:style-name="ro1">
          <table:table-cell table:style-name="Default" office:value-type="string">
            <text:p>--Ember.Evented</text:p>
          </table:table-cell>
        </table:table-row>
        <table:table-row table:style-name="ro2">
          <table:table-cell office:value-type="string">
            <text:p><text:a xlink:href="http://emberjs.com/api/classes/Ember.Evented.html#method_has" xlink:type="simple">has</text:a></text:p>
          </table:table-cell>
        </table:table-row>
        <table:table-row table:style-name="ro2">
          <table:table-cell office:value-type="string">
            <text:p><text:a xlink:href="http://emberjs.com/api/classes/Ember.Evented.html#method_off" xlink:type="simple">off</text:a></text:p>
          </table:table-cell>
        </table:table-row>
        <table:table-row table:style-name="ro2">
          <table:table-cell office:value-type="string">
            <text:p><text:a xlink:href="http://emberjs.com/api/classes/Ember.Evented.html#method_on" xlink:type="simple">on</text:a></text:p>
          </table:table-cell>
        </table:table-row>
        <table:table-row table:style-name="ro2">
          <table:table-cell office:value-type="string">
            <text:p><text:a xlink:href="http://emberjs.com/api/classes/Ember.Evented.html#method_one" xlink:type="simple">one</text:a></text:p>
          </table:table-cell>
        </table:table-row>
        <table:table-row table:style-name="ro2">
          <table:table-cell office:value-type="string">
            <text:p><text:a xlink:href="http://emberjs.com/api/classes/Ember.Evented.html#method_trigger" xlink:type="simple">trigger</text:a></text:p>
          </table:table-cell>
        </table:table-row>
        <table:table-row table:style-name="ro1">
          <table:table-cell table:style-name="Default" office:value-type="string">
            <text:p>--Ember.Freezable</text:p>
          </table:table-cell>
        </table:table-row>
        <table:table-row table:style-name="ro1">
          <table:table-cell table:style-name="Default" office:value-type="string">
            <text:p>freeze</text:p>
          </table:table-cell>
        </table:table-row>
        <table:table-row table:style-name="ro1">
          <table:table-cell table:style-name="Default" office:value-type="string">
            <text:p>--Ember.Handlebars</text:p>
          </table:table-cell>
        </table:table-row>
        <table:table-row table:style-name="ro2">
          <table:table-cell office:value-type="string">
            <text:p><text:a xlink:href="http://emberjs.com/api/classes/Ember.Handlebars.html#method_compile" xlink:type="simple">compile</text:a></text:p>
          </table:table-cell>
        </table:table-row>
        <table:table-row table:style-name="ro2">
          <table:table-cell office:value-type="string">
            <text:p><text:a xlink:href="http://emberjs.com/api/classes/Ember.Handlebars.html#method_get" xlink:type="simple">get</text:a></text:p>
          </table:table-cell>
        </table:table-row>
        <table:table-row table:style-name="ro2">
          <table:table-cell office:value-type="string">
            <text:p><text:a xlink:href="http://emberjs.com/api/classes/Ember.Handlebars.html#method_helper" xlink:type="simple">helper</text:a></text:p>
          </table:table-cell>
        </table:table-row>
        <table:table-row table:style-name="ro2">
          <table:table-cell office:value-type="string">
            <text:p><text:a xlink:href="http://emberjs.com/api/classes/Ember.Handlebars.html#method_precompile" xlink:type="simple">precompile</text:a></text:p>
          </table:table-cell>
        </table:table-row>
        <table:table-row table:style-name="ro2">
          <table:table-cell office:value-type="string">
            <text:p><text:a xlink:href="http://emberjs.com/api/classes/Ember.Handlebars.html#method_registerBoundHelper" xlink:type="simple">registerBoundHelper</text:a></text:p>
          </table:table-cell>
        </table:table-row>
        <table:table-row table:style-name="ro1">
          <table:table-cell table:style-name="Default" office:value-type="string">
            <text:p>--Ember.Handlebars.helpers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action" xlink:type="simple">action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bind-attr" xlink:type="simple">bind-attr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connectOutlet" xlink:type="simple">connectOutlet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control" xlink:type="simple">control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debugger" xlink:type="simple">debugger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disconnectOutlet" xlink:type="simple">disconnectOutlet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each" xlink:type="simple">each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if" xlink:type="simple">if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init" xlink:type="simple">init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input" xlink:type="simple">input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link-to" xlink:type="simple">link-to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loc" xlink:type="simple">loc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log" xlink:type="simple">log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outlet" xlink:type="simple">outlet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partial" xlink:type="simple">partial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render" xlink:type="simple">render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textarea" xlink:type="simple">textarea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unbound" xlink:type="simple">unbound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unless" xlink:type="simple">unless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view" xlink:type="simple">view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with" xlink:type="simple">with</text:a></text:p>
          </table:table-cell>
        </table:table-row>
        <table:table-row table:style-name="ro2">
          <table:table-cell office:value-type="string">
            <text:p><text:a xlink:href="http://emberjs.com/api/classes/Ember.Handlebars.helpers.html#method_yield" xlink:type="simple">yield</text:a></text:p>
          </table:table-cell>
        </table:table-row>
        <table:table-row table:style-name="ro1">
          <table:table-cell table:style-name="Default" office:value-type="string">
            <text:p>--Ember.LinkView</text:p>
          </table:table-cell>
        </table:table-row>
        <table:table-row table:style-name="ro2">
          <table:table-cell office:value-type="string">
            <text:p><text:a xlink:href="http://emberjs.com/api/classes/Ember.LinkView.html#method_init" xlink:type="simple">init</text:a></text:p>
          </table:table-cell>
        </table:table-row>
        <table:table-row table:style-name="ro1">
          <table:table-cell table:style-name="Default" office:value-type="string">
            <text:p>click</text:p>
          </table:table-cell>
        </table:table-row>
        <table:table-row table:style-name="ro1">
          <table:table-cell table:style-name="Default" office:value-type="string">
            <text:p>--Ember.Logger</text:p>
          </table:table-cell>
        </table:table-row>
        <table:table-row table:style-name="ro2">
          <table:table-cell office:value-type="string">
            <text:p><text:a xlink:href="http://emberjs.com/api/classes/Ember.Logger.html#method_assert" xlink:type="simple">assert</text:a></text:p>
          </table:table-cell>
        </table:table-row>
        <table:table-row table:style-name="ro2">
          <table:table-cell office:value-type="string">
            <text:p><text:a xlink:href="http://emberjs.com/api/classes/Ember.Logger.html#method_debug" xlink:type="simple">debug</text:a></text:p>
          </table:table-cell>
        </table:table-row>
        <table:table-row table:style-name="ro2">
          <table:table-cell office:value-type="string">
            <text:p><text:a xlink:href="http://emberjs.com/api/classes/Ember.Logger.html#method_error" xlink:type="simple">error</text:a></text:p>
          </table:table-cell>
        </table:table-row>
        <table:table-row table:style-name="ro2">
          <table:table-cell office:value-type="string">
            <text:p><text:a xlink:href="http://emberjs.com/api/classes/Ember.Logger.html#method_info" xlink:type="simple">info</text:a></text:p>
          </table:table-cell>
        </table:table-row>
        <table:table-row table:style-name="ro2">
          <table:table-cell office:value-type="string">
            <text:p><text:a xlink:href="http://emberjs.com/api/classes/Ember.Logger.html#method_log" xlink:type="simple">log</text:a></text:p>
          </table:table-cell>
        </table:table-row>
        <table:table-row table:style-name="ro2">
          <table:table-cell office:value-type="string">
            <text:p><text:a xlink:href="http://emberjs.com/api/classes/Ember.Logger.html#method_warn" xlink:type="simple">warn</text:a></text:p>
          </table:table-cell>
        </table:table-row>
        <table:table-row table:style-name="ro1">
          <table:table-cell table:style-name="Default" office:value-type="string">
            <text:p>--Ember.Map</text:p>
          </table:table-cell>
        </table:table-row>
        <table:table-row table:style-name="ro2">
          <table:table-cell office:value-type="string">
            <text:p><text:a xlink:href="http://emberjs.com/api/classes/Ember.Map.html#method_copy" xlink:type="simple">copy</text:a></text:p>
          </table:table-cell>
        </table:table-row>
        <table:table-row table:style-name="ro2">
          <table:table-cell office:value-type="string">
            <text:p><text:a xlink:href="http://emberjs.com/api/classes/Ember.Map.html#method_create" xlink:type="simple">create</text:a></text:p>
          </table:table-cell>
        </table:table-row>
        <table:table-row table:style-name="ro2">
          <table:table-cell office:value-type="string">
            <text:p><text:a xlink:href="http://emberjs.com/api/classes/Ember.Map.html#method_forEach" xlink:type="simple">forEach</text:a></text:p>
          </table:table-cell>
        </table:table-row>
        <table:table-row table:style-name="ro2">
          <table:table-cell office:value-type="string">
            <text:p><text:a xlink:href="http://emberjs.com/api/classes/Ember.Map.html#method_get" xlink:type="simple">get</text:a></text:p>
          </table:table-cell>
        </table:table-row>
        <table:table-row table:style-name="ro2">
          <table:table-cell office:value-type="string">
            <text:p><text:a xlink:href="http://emberjs.com/api/classes/Ember.Map.html#method_has" xlink:type="simple">has</text:a></text:p>
          </table:table-cell>
        </table:table-row>
        <table:table-row table:style-name="ro2">
          <table:table-cell office:value-type="string">
            <text:p><text:a xlink:href="http://emberjs.com/api/classes/Ember.Map.html#method_remove" xlink:type="simple">remove</text:a></text:p>
          </table:table-cell>
        </table:table-row>
        <table:table-row table:style-name="ro2">
          <table:table-cell office:value-type="string">
            <text:p><text:a xlink:href="http://emberjs.com/api/classes/Ember.Map.html#method_set" xlink:type="simple">set</text:a></text:p>
          </table:table-cell>
        </table:table-row>
        <table:table-row table:style-name="ro1">
          <table:table-cell table:style-name="Default" office:value-type="string">
            <text:p>--Ember.MapWithDefault</text:p>
          </table:table-cell>
        </table:table-row>
        <table:table-row table:style-name="ro2">
          <table:table-cell office:value-type="string">
            <text:p><text:a xlink:href="http://emberjs.com/api/classes/Ember.MapWithDefault.html#method_copy" xlink:type="simple">copy</text:a></text:p>
          </table:table-cell>
        </table:table-row>
        <table:table-row table:style-name="ro2">
          <table:table-cell office:value-type="string">
            <text:p><text:a xlink:href="http://emberjs.com/api/classes/Ember.MapWithDefault.html#method_create" xlink:type="simple">create</text:a></text:p>
          </table:table-cell>
        </table:table-row>
        <table:table-row table:style-name="ro2">
          <table:table-cell office:value-type="string">
            <text:p><text:a xlink:href="http://emberjs.com/api/classes/Ember.MapWithDefault.html#method_get" xlink:type="simple">get</text:a></text:p>
          </table:table-cell>
        </table:table-row>
        <table:table-row table:style-name="ro1">
          <table:table-cell table:style-name="Default" office:value-type="string">
            <text:p>--Ember.Mixin</text:p>
          </table:table-cell>
        </table:table-row>
        <table:table-row table:style-name="ro2">
          <table:table-cell office:value-type="string">
            <text:p><text:a xlink:href="http://emberjs.com/api/classes/Ember.Mixin.html#method_apply" xlink:type="simple">apply</text:a></text:p>
          </table:table-cell>
        </table:table-row>
        <table:table-row table:style-name="ro2">
          <table:table-cell office:value-type="string">
            <text:p><text:a xlink:href="http://emberjs.com/api/classes/Ember.Mixin.html#method_create" xlink:type="simple">create</text:a></text:p>
          </table:table-cell>
        </table:table-row>
        <table:table-row table:style-name="ro2">
          <table:table-cell office:value-type="string">
            <text:p><text:a xlink:href="http://emberjs.com/api/classes/Ember.Mixin.html#method_detect" xlink:type="simple">detect</text:a></text:p>
          </table:table-cell>
        </table:table-row>
        <table:table-row table:style-name="ro2">
          <table:table-cell office:value-type="string">
            <text:p><text:a xlink:href="http://emberjs.com/api/classes/Ember.Mixin.html#method_reopen" xlink:type="simple">reopen</text:a></text:p>
          </table:table-cell>
        </table:table-row>
        <table:table-row table:style-name="ro1">
          <table:table-cell table:style-name="Default" office:value-type="string">
            <text:p>--Ember.MutableArray</text:p>
          </table:table-cell>
        </table:table-row>
        <table:table-row table:style-name="ro2">
          <table:table-cell office:value-type="string">
            <text:p><text:a xlink:href="http://emberjs.com/api/classes/Ember.MutableArray.html#method_clear" xlink:type="simple">clear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insertAt" xlink:type="simple">insertAt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popObject" xlink:type="simple">popObject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pushObject" xlink:type="simple">pushObject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pushObjects" xlink:type="simple">pushObjects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removeAt" xlink:type="simple">removeAt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replace" xlink:type="simple">replace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reverseObjects" xlink:type="simple">reverseObjects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setObjects" xlink:type="simple">setObjects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shiftObject" xlink:type="simple">shiftObject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unshiftObject" xlink:type="simple">unshiftObject</text:a></text:p>
          </table:table-cell>
        </table:table-row>
        <table:table-row table:style-name="ro2">
          <table:table-cell office:value-type="string">
            <text:p><text:a xlink:href="http://emberjs.com/api/classes/Ember.MutableArray.html#method_unshiftObjects" xlink:type="simple">unshiftObjects</text:a></text:p>
          </table:table-cell>
        </table:table-row>
        <table:table-row table:style-name="ro1">
          <table:table-cell table:style-name="Default" office:value-type="string">
            <text:p>--Ember.MutableEnumerable</text:p>
          </table:table-cell>
        </table:table-row>
        <table:table-row table:style-name="ro2">
          <table:table-cell office:value-type="string">
            <text:p><text:a xlink:href="http://emberjs.com/api/classes/Ember.MutableEnumerable.html#method_addObject" xlink:type="simple">addObject</text:a></text:p>
          </table:table-cell>
        </table:table-row>
        <table:table-row table:style-name="ro2">
          <table:table-cell office:value-type="string">
            <text:p><text:a xlink:href="http://emberjs.com/api/classes/Ember.MutableEnumerable.html#method_addObjects" xlink:type="simple">addObjects</text:a></text:p>
          </table:table-cell>
        </table:table-row>
        <table:table-row table:style-name="ro2">
          <table:table-cell office:value-type="string">
            <text:p><text:a xlink:href="http://emberjs.com/api/classes/Ember.MutableEnumerable.html#method_removeObject" xlink:type="simple">removeObject</text:a></text:p>
          </table:table-cell>
        </table:table-row>
        <table:table-row table:style-name="ro2">
          <table:table-cell office:value-type="string">
            <text:p><text:a xlink:href="http://emberjs.com/api/classes/Ember.MutableEnumerable.html#method_removeObjects" xlink:type="simple">removeObjects</text:a></text:p>
          </table:table-cell>
        </table:table-row>
        <table:table-row table:style-name="ro1">
          <table:table-cell table:style-name="Default" office:value-type="string">
            <text:p>--Ember.NativeArray</text:p>
          </table:table-cell>
        </table:table-row>
        <table:table-row table:style-name="ro2">
          <table:table-cell office:value-type="string">
            <text:p><text:a xlink:href="http://emberjs.com/api/classes/Ember.NativeArray.html#method_activate" xlink:type="simple">activate</text:a></text:p>
          </table:table-cell>
        </table:table-row>
        <table:table-row table:style-name="ro1">
          <table:table-cell table:style-name="Default" office:value-type="string">
            <text:p>--Ember.ObjectController</text:p>
          </table:table-cell>
        </table:table-row>
        <table:table-row table:style-name="ro2">
          <table:table-cell office:value-type="string">
            <text:p><text:a xlink:href="http://emberjs.com/api/classes/Ember.ObjectController.html#method_destroy" xlink:type="simple">destroy</text:a></text:p>
          </table:table-cell>
        </table:table-row>
        <table:table-row table:style-name="ro2">
          <table:table-cell office:value-type="string">
            <text:p><text:a xlink:href="http://emberjs.com/api/classes/Ember.ObjectController.html#method_get" xlink:type="simple">get</text:a></text:p>
          </table:table-cell>
        </table:table-row>
        <table:table-row table:style-name="ro2">
          <table:table-cell office:value-type="string">
            <text:p><text:a xlink:href="http://emberjs.com/api/classes/Ember.ObjectController.html#method_set" xlink:type="simple">set</text:a></text:p>
          </table:table-cell>
        </table:table-row>
        <table:table-row table:style-name="ro1">
          <table:table-cell table:style-name="Default" office:value-type="string">
            <text:p>--Ember.Observable</text:p>
          </table:table-cell>
        </table:table-row>
        <table:table-row table:style-name="ro2">
          <table:table-cell office:value-type="string">
            <text:p><text:a xlink:href="http://emberjs.com/api/classes/Ember.Observable.html#method_addObserver" xlink:type="simple">addObserver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beginPropertyChanges" xlink:type="simple">beginPropertyChanges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cacheFor" xlink:type="simple">cacheFor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decrementProperty" xlink:type="simple">decrementProperty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endPropertyChanges" xlink:type="simple">endPropertyChanges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get" xlink:type="simple">get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getProperties" xlink:type="simple">getProperties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getWithDefault" xlink:type="simple">getWithDefault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hasObserverFor" xlink:type="simple">hasObserverFor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incrementProperty" xlink:type="simple">incrementProperty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notifyPropertyChange" xlink:type="simple">notifyPropertyChange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propertyDidChange" xlink:type="simple">propertyDidChange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propertyWillChange" xlink:type="simple">propertyWillChange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removeObserver" xlink:type="simple">removeObserver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set" xlink:type="simple">set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setProperties" xlink:type="simple">setProperties</text:a></text:p>
          </table:table-cell>
        </table:table-row>
        <table:table-row table:style-name="ro2">
          <table:table-cell office:value-type="string">
            <text:p><text:a xlink:href="http://emberjs.com/api/classes/Ember.Observable.html#method_toggleProperty" xlink:type="simple">toggleProperty</text:a></text:p>
          </table:table-cell>
        </table:table-row>
        <table:table-row table:style-name="ro1">
          <table:table-cell table:style-name="Default" office:value-type="string">
            <text:p>--Ember.OrderedSet</text:p>
          </table:table-cell>
        </table:table-row>
        <table:table-row table:style-name="ro2">
          <table:table-cell office:value-type="string">
            <text:p><text:a xlink:href="http://emberjs.com/api/classes/Ember.OrderedSet.html#method_add" xlink:type="simple">add</text:a></text:p>
          </table:table-cell>
        </table:table-row>
        <table:table-row table:style-name="ro2">
          <table:table-cell office:value-type="string">
            <text:p><text:a xlink:href="http://emberjs.com/api/classes/Ember.OrderedSet.html#method_clear" xlink:type="simple">clear</text:a></text:p>
          </table:table-cell>
        </table:table-row>
        <table:table-row table:style-name="ro2">
          <table:table-cell office:value-type="string">
            <text:p><text:a xlink:href="http://emberjs.com/api/classes/Ember.OrderedSet.html#method_copy" xlink:type="simple">copy</text:a></text:p>
          </table:table-cell>
        </table:table-row>
        <table:table-row table:style-name="ro2">
          <table:table-cell office:value-type="string">
            <text:p><text:a xlink:href="http://emberjs.com/api/classes/Ember.OrderedSet.html#method_create" xlink:type="simple">create</text:a></text:p>
          </table:table-cell>
        </table:table-row>
        <table:table-row table:style-name="ro2">
          <table:table-cell office:value-type="string">
            <text:p><text:a xlink:href="http://emberjs.com/api/classes/Ember.OrderedSet.html#method_forEach" xlink:type="simple">forEach</text:a></text:p>
          </table:table-cell>
        </table:table-row>
        <table:table-row table:style-name="ro2">
          <table:table-cell office:value-type="string">
            <text:p><text:a xlink:href="http://emberjs.com/api/classes/Ember.OrderedSet.html#method_has" xlink:type="simple">has</text:a></text:p>
          </table:table-cell>
        </table:table-row>
        <table:table-row table:style-name="ro2">
          <table:table-cell office:value-type="string">
            <text:p><text:a xlink:href="http://emberjs.com/api/classes/Ember.OrderedSet.html#method_isEmpty" xlink:type="simple">isEmpty</text:a></text:p>
          </table:table-cell>
        </table:table-row>
        <table:table-row table:style-name="ro2">
          <table:table-cell office:value-type="string">
            <text:p><text:a xlink:href="http://emberjs.com/api/classes/Ember.OrderedSet.html#method_remove" xlink:type="simple">remove</text:a></text:p>
          </table:table-cell>
        </table:table-row>
        <table:table-row table:style-name="ro2">
          <table:table-cell office:value-type="string">
            <text:p><text:a xlink:href="http://emberjs.com/api/classes/Ember.OrderedSet.html#method_toArray" xlink:type="simple">toArray</text:a></text:p>
          </table:table-cell>
        </table:table-row>
        <table:table-row table:style-name="ro1">
          <table:table-cell table:style-name="Default" office:value-type="string">
            <text:p>--Ember.RenderBuffer</text:p>
          </table:table-cell>
        </table:table-row>
        <table:table-row table:style-name="ro2">
          <table:table-cell office:value-type="string">
            <text:p><text:a xlink:href="http://emberjs.com/api/classes/Ember.RenderBuffer.html#method_addClass" xlink:type="simple">addClass</text:a></text:p>
          </table:table-cell>
        </table:table-row>
        <table:table-row table:style-name="ro2">
          <table:table-cell office:value-type="string">
            <text:p><text:a xlink:href="http://emberjs.com/api/classes/Ember.RenderBuffer.html#method_attr" xlink:type="simple">attr</text:a></text:p>
          </table:table-cell>
        </table:table-row>
        <table:table-row table:style-name="ro2">
          <table:table-cell office:value-type="string">
            <text:p><text:a xlink:href="http://emberjs.com/api/classes/Ember.RenderBuffer.html#method_element" xlink:type="simple">element</text:a></text:p>
          </table:table-cell>
        </table:table-row>
        <table:table-row table:style-name="ro2">
          <table:table-cell office:value-type="string">
            <text:p><text:a xlink:href="http://emberjs.com/api/classes/Ember.RenderBuffer.html#method_id" xlink:type="simple">id</text:a></text:p>
          </table:table-cell>
        </table:table-row>
        <table:table-row table:style-name="ro2">
          <table:table-cell office:value-type="string">
            <text:p><text:a xlink:href="http://emberjs.com/api/classes/Ember.RenderBuffer.html#method_prop" xlink:type="simple">prop</text:a></text:p>
          </table:table-cell>
        </table:table-row>
        <table:table-row table:style-name="ro2">
          <table:table-cell office:value-type="string">
            <text:p><text:a xlink:href="http://emberjs.com/api/classes/Ember.RenderBuffer.html#method_push" xlink:type="simple">push</text:a></text:p>
          </table:table-cell>
        </table:table-row>
        <table:table-row table:style-name="ro2">
          <table:table-cell office:value-type="string">
            <text:p><text:a xlink:href="http://emberjs.com/api/classes/Ember.RenderBuffer.html#method_removeAttr" xlink:type="simple">removeAttr</text:a></text:p>
          </table:table-cell>
        </table:table-row>
        <table:table-row table:style-name="ro2">
          <table:table-cell office:value-type="string">
            <text:p><text:a xlink:href="http://emberjs.com/api/classes/Ember.RenderBuffer.html#method_removeProp" xlink:type="simple">removeProp</text:a></text:p>
          </table:table-cell>
        </table:table-row>
        <table:table-row table:style-name="ro2">
          <table:table-cell office:value-type="string">
            <text:p><text:a xlink:href="http://emberjs.com/api/classes/Ember.RenderBuffer.html#method_string" xlink:type="simple">string</text:a></text:p>
          </table:table-cell>
        </table:table-row>
        <table:table-row table:style-name="ro2">
          <table:table-cell office:value-type="string">
            <text:p><text:a xlink:href="http://emberjs.com/api/classes/Ember.RenderBuffer.html#method_style" xlink:type="simple">style</text:a></text:p>
          </table:table-cell>
        </table:table-row>
        <table:table-row table:style-name="ro1">
          <table:table-cell table:style-name="Default" office:value-type="string">
            <text:p>--Ember.Route</text:p>
          </table:table-cell>
        </table:table-row>
        <table:table-row table:style-name="ro2">
          <table:table-cell office:value-type="string">
            <text:p><text:a xlink:href="http://emberjs.com/api/classes/Ember.Route.html#method_activate" xlink:type="simple">activate</text:a></text:p>
          </table:table-cell>
        </table:table-row>
        <table:table-row table:style-name="ro2">
          <table:table-cell office:value-type="string">
            <text:p><text:a xlink:href="http://emberjs.com/api/classes/Ember.Route.html#method_afterModel" xlink:type="simple">afterModel</text:a></text:p>
          </table:table-cell>
        </table:table-row>
        <table:table-row table:style-name="ro2">
          <table:table-cell office:value-type="string">
            <text:p><text:a xlink:href="http://emberjs.com/api/classes/Ember.Route.html#method_beforeModel" xlink:type="simple">beforeModel</text:a></text:p>
          </table:table-cell>
        </table:table-row>
        <table:table-row table:style-name="ro2">
          <table:table-cell office:value-type="string">
            <text:p><text:a xlink:href="http://emberjs.com/api/classes/Ember.Route.html#method_controllerFor" xlink:type="simple">controllerFor</text:a></text:p>
          </table:table-cell>
        </table:table-row>
        <table:table-row table:style-name="ro2">
          <table:table-cell office:value-type="string">
            <text:p><text:a xlink:href="http://emberjs.com/api/classes/Ember.Route.html#method_deactivate" xlink:type="simple">deactivate</text:a></text:p>
          </table:table-cell>
        </table:table-row>
        <table:table-row table:style-name="ro2">
          <table:table-cell office:value-type="string">
            <text:p><text:a xlink:href="http://emberjs.com/api/classes/Ember.Route.html#method_disconnectOutlet" xlink:type="simple">disconnectOutlet</text:a></text:p>
          </table:table-cell>
        </table:table-row>
        <table:table-row table:style-name="ro2">
          <table:table-cell office:value-type="string">
            <text:p><text:a xlink:href="http://emberjs.com/api/classes/Ember.Route.html#method_findModel" xlink:type="simple">findModel</text:a></text:p>
          </table:table-cell>
        </table:table-row>
        <table:table-row table:style-name="ro2">
          <table:table-cell office:value-type="string">
            <text:p><text:a xlink:href="http://emberjs.com/api/classes/Ember.Route.html#method_generateController" xlink:type="simple">generateController</text:a></text:p>
          </table:table-cell>
        </table:table-row>
        <table:table-row table:style-name="ro2">
          <table:table-cell office:value-type="string">
            <text:p><text:a xlink:href="http://emberjs.com/api/classes/Ember.Route.html#method_model" xlink:type="simple">model</text:a></text:p>
          </table:table-cell>
        </table:table-row>
        <table:table-row table:style-name="ro2">
          <table:table-cell office:value-type="string">
            <text:p><text:a xlink:href="http://emberjs.com/api/classes/Ember.Route.html#method_modelFor" xlink:type="simple">modelFor</text:a></text:p>
          </table:table-cell>
        </table:table-row>
        <table:table-row table:style-name="ro2">
          <table:table-cell office:value-type="string">
            <text:p><text:a xlink:href="http://emberjs.com/api/classes/Ember.Route.html#method_render" xlink:type="simple">render</text:a></text:p>
          </table:table-cell>
        </table:table-row>
        <table:table-row table:style-name="ro2">
          <table:table-cell office:value-type="string">
            <text:p><text:a xlink:href="http://emberjs.com/api/classes/Ember.Route.html#method_renderTemplate" xlink:type="simple">renderTemplate</text:a></text:p>
          </table:table-cell>
        </table:table-row>
        <table:table-row table:style-name="ro2">
          <table:table-cell office:value-type="string">
            <text:p><text:a xlink:href="http://emberjs.com/api/classes/Ember.Route.html#method_replaceWith" xlink:type="simple">replaceWith</text:a></text:p>
          </table:table-cell>
        </table:table-row>
        <table:table-row table:style-name="ro2">
          <table:table-cell office:value-type="string">
            <text:p><text:a xlink:href="http://emberjs.com/api/classes/Ember.Route.html#method_send" xlink:type="simple">send</text:a></text:p>
          </table:table-cell>
        </table:table-row>
        <table:table-row table:style-name="ro2">
          <table:table-cell office:value-type="string">
            <text:p><text:a xlink:href="http://emberjs.com/api/classes/Ember.Route.html#method_serialize" xlink:type="simple">serialize</text:a></text:p>
          </table:table-cell>
        </table:table-row>
        <table:table-row table:style-name="ro2">
          <table:table-cell office:value-type="string">
            <text:p><text:a xlink:href="http://emberjs.com/api/classes/Ember.Route.html#method_setupController" xlink:type="simple">setupController</text:a></text:p>
          </table:table-cell>
        </table:table-row>
        <table:table-row table:style-name="ro2">
          <table:table-cell office:value-type="string">
            <text:p><text:a xlink:href="http://emberjs.com/api/classes/Ember.Route.html#method_store" xlink:type="simple">store</text:a></text:p>
          </table:table-cell>
        </table:table-row>
        <table:table-row table:style-name="ro2">
          <table:table-cell office:value-type="string">
            <text:p><text:a xlink:href="http://emberjs.com/api/classes/Ember.Route.html#method_transitionTo" xlink:type="simple">transitionTo</text:a></text:p>
          </table:table-cell>
        </table:table-row>
        <table:table-row table:style-name="ro1">
          <table:table-cell table:style-name="Default" office:value-type="string">
            <text:p>--Ember.Set</text:p>
          </table:table-cell>
        </table:table-row>
        <table:table-row table:style-name="ro2">
          <table:table-cell office:value-type="string">
            <text:p><text:a xlink:href="http://emberjs.com/api/classes/Ember.Set.html#method_add" xlink:type="simple">add</text:a></text:p>
          </table:table-cell>
        </table:table-row>
        <table:table-row table:style-name="ro2">
          <table:table-cell office:value-type="string">
            <text:p><text:a xlink:href="http://emberjs.com/api/classes/Ember.Set.html#method_addEach" xlink:type="simple">addEach</text:a></text:p>
          </table:table-cell>
        </table:table-row>
        <table:table-row table:style-name="ro2">
          <table:table-cell office:value-type="string">
            <text:p><text:a xlink:href="http://emberjs.com/api/classes/Ember.Set.html#method_clear" xlink:type="simple">clear</text:a></text:p>
          </table:table-cell>
        </table:table-row>
        <table:table-row table:style-name="ro2">
          <table:table-cell office:value-type="string">
            <text:p><text:a xlink:href="http://emberjs.com/api/classes/Ember.Set.html#method_isEqual" xlink:type="simple">isEqual</text:a></text:p>
          </table:table-cell>
        </table:table-row>
        <table:table-row table:style-name="ro2">
          <table:table-cell office:value-type="string">
            <text:p><text:a xlink:href="http://emberjs.com/api/classes/Ember.Set.html#method_pop" xlink:type="simple">pop</text:a></text:p>
          </table:table-cell>
        </table:table-row>
        <table:table-row table:style-name="ro2">
          <table:table-cell office:value-type="string">
            <text:p><text:a xlink:href="http://emberjs.com/api/classes/Ember.Set.html#method_push" xlink:type="simple">push</text:a></text:p>
          </table:table-cell>
        </table:table-row>
        <table:table-row table:style-name="ro2">
          <table:table-cell office:value-type="string">
            <text:p><text:a xlink:href="http://emberjs.com/api/classes/Ember.Set.html#method_remove" xlink:type="simple">remove</text:a></text:p>
          </table:table-cell>
        </table:table-row>
        <table:table-row table:style-name="ro2">
          <table:table-cell office:value-type="string">
            <text:p><text:a xlink:href="http://emberjs.com/api/classes/Ember.Set.html#method_removeEach" xlink:type="simple">removeEach</text:a></text:p>
          </table:table-cell>
        </table:table-row>
        <table:table-row table:style-name="ro2">
          <table:table-cell office:value-type="string">
            <text:p><text:a xlink:href="http://emberjs.com/api/classes/Ember.Set.html#method_shift" xlink:type="simple">shift</text:a></text:p>
          </table:table-cell>
        </table:table-row>
        <table:table-row table:style-name="ro2">
          <table:table-cell office:value-type="string">
            <text:p><text:a xlink:href="http://emberjs.com/api/classes/Ember.Set.html#method_unshift" xlink:type="simple">unshift</text:a></text:p>
          </table:table-cell>
        </table:table-row>
        <table:table-row table:style-name="ro1">
          <table:table-cell table:style-name="Default" office:value-type="string">
            <text:p>--Ember.SubArray</text:p>
          </table:table-cell>
        </table:table-row>
        <table:table-row table:style-name="ro2">
          <table:table-cell office:value-type="string">
            <text:p><text:a xlink:href="http://emberjs.com/api/classes/Ember.SubArray.html#method_addItem" xlink:type="simple">addItem</text:a></text:p>
          </table:table-cell>
        </table:table-row>
        <table:table-row table:style-name="ro2">
          <table:table-cell office:value-type="string">
            <text:p><text:a xlink:href="http://emberjs.com/api/classes/Ember.SubArray.html#method_removeItem" xlink:type="simple">removeItem</text:a></text:p>
          </table:table-cell>
        </table:table-row>
        <table:table-row table:style-name="ro1">
          <table:table-cell table:style-name="Default" office:value-type="string">
            <text:p>--Ember.Test</text:p>
          </table:table-cell>
        </table:table-row>
        <table:table-row table:style-name="ro2">
          <table:table-cell office:value-type="string">
            <text:p><text:a xlink:href="http://emberjs.com/api/classes/Ember.Test.html#method_click" xlink:type="simple">click</text:a></text:p>
          </table:table-cell>
        </table:table-row>
        <table:table-row table:style-name="ro2">
          <table:table-cell office:value-type="string">
            <text:p><text:a xlink:href="http://emberjs.com/api/classes/Ember.Test.html#method_fillIn" xlink:type="simple">fillIn</text:a></text:p>
          </table:table-cell>
        </table:table-row>
        <table:table-row table:style-name="ro2">
          <table:table-cell office:value-type="string">
            <text:p><text:a xlink:href="http://emberjs.com/api/classes/Ember.Test.html#method_find" xlink:type="simple">find</text:a></text:p>
          </table:table-cell>
        </table:table-row>
        <table:table-row table:style-name="ro2">
          <table:table-cell office:value-type="string">
            <text:p><text:a xlink:href="http://emberjs.com/api/classes/Ember.Test.html#method_findWithAssert" xlink:type="simple">findWithAssert</text:a></text:p>
          </table:table-cell>
        </table:table-row>
        <table:table-row table:style-name="ro2">
          <table:table-cell office:value-type="string">
            <text:p><text:a xlink:href="http://emberjs.com/api/classes/Ember.Test.html#method_injectTestHelpers" xlink:type="simple">injectTestHelpers</text:a></text:p>
          </table:table-cell>
        </table:table-row>
        <table:table-row table:style-name="ro2">
          <table:table-cell office:value-type="string">
            <text:p><text:a xlink:href="http://emberjs.com/api/classes/Ember.Test.html#method_keyEvent" xlink:type="simple">keyEvent</text:a></text:p>
          </table:table-cell>
        </table:table-row>
        <table:table-row table:style-name="ro2">
          <table:table-cell office:value-type="string">
            <text:p><text:a xlink:href="http://emberjs.com/api/classes/Ember.Test.html#method_onInjectHelpers" xlink:type="simple">onInjectHelpers</text:a></text:p>
          </table:table-cell>
        </table:table-row>
        <table:table-row table:style-name="ro2">
          <table:table-cell office:value-type="string">
            <text:p><text:a xlink:href="http://emberjs.com/api/classes/Ember.Test.html#method_promise" xlink:type="simple">promise</text:a></text:p>
          </table:table-cell>
        </table:table-row>
        <table:table-row table:style-name="ro2">
          <table:table-cell office:value-type="string">
            <text:p><text:a xlink:href="http://emberjs.com/api/classes/Ember.Test.html#method_registerHelper" xlink:type="simple">registerHelper</text:a></text:p>
          </table:table-cell>
        </table:table-row>
        <table:table-row table:style-name="ro2">
          <table:table-cell office:value-type="string">
            <text:p><text:a xlink:href="http://emberjs.com/api/classes/Ember.Test.html#method_removeTestHelpers" xlink:type="simple">removeTestHelpers</text:a></text:p>
          </table:table-cell>
        </table:table-row>
        <table:table-row table:style-name="ro2">
          <table:table-cell office:value-type="string">
            <text:p><text:a xlink:href="http://emberjs.com/api/classes/Ember.Test.html#method_setupForTesting" xlink:type="simple">setupForTesting</text:a></text:p>
          </table:table-cell>
        </table:table-row>
        <table:table-row table:style-name="ro2">
          <table:table-cell office:value-type="string">
            <text:p><text:a xlink:href="http://emberjs.com/api/classes/Ember.Test.html#method_unregisterHelper" xlink:type="simple">unregisterHelper</text:a></text:p>
          </table:table-cell>
        </table:table-row>
        <table:table-row table:style-name="ro2">
          <table:table-cell office:value-type="string">
            <text:p><text:a xlink:href="http://emberjs.com/api/classes/Ember.Test.html#method_visit" xlink:type="simple">visit</text:a></text:p>
          </table:table-cell>
        </table:table-row>
        <table:table-row table:style-name="ro2">
          <table:table-cell office:value-type="string">
            <text:p><text:a xlink:href="http://emberjs.com/api/classes/Ember.Test.html#method_wait" xlink:type="simple">wait</text:a></text:p>
          </table:table-cell>
        </table:table-row>
        <table:table-row table:style-name="ro1">
          <table:table-cell table:style-name="Default" office:value-type="string">
            <text:p>--Ember.TargetActionSupport</text:p>
          </table:table-cell>
        </table:table-row>
        <table:table-row table:style-name="ro2">
          <table:table-cell office:value-type="string">
            <text:p><text:a xlink:href="http://emberjs.com/api/classes/Ember.TargetActionSupport.html#method_triggerAction" xlink:type="simple">triggerAction</text:a></text:p>
          </table:table-cell>
        </table:table-row>
        <table:table-row table:style-name="ro1">
          <table:table-cell table:style-name="Default" office:value-type="string">
            <text:p>--Ember.TestAdapter</text:p>
          </table:table-cell>
        </table:table-row>
        <table:table-row table:style-name="ro2">
          <table:table-cell office:value-type="string">
            <text:p><text:a xlink:href="http://emberjs.com/api/classes/Ember.Test.Adapter.html#method_asyncEnd" xlink:type="simple">asyncEnd</text:a></text:p>
          </table:table-cell>
        </table:table-row>
        <table:table-row table:style-name="ro2">
          <table:table-cell office:value-type="string">
            <text:p><text:a xlink:href="http://emberjs.com/api/classes/Ember.Test.Adapter.html#method_asyncStart" xlink:type="simple">asyncStart</text:a></text:p>
          </table:table-cell>
        </table:table-row>
        <table:table-row table:style-name="ro2">
          <table:table-cell office:value-type="string">
            <text:p><text:a xlink:href="http://emberjs.com/api/classes/Ember.Test.Adapter.html#method_exception" xlink:type="simple">exception</text:a></text:p>
          </table:table-cell>
        </table:table-row>
        <table:table-row table:style-name="ro1">
          <table:table-cell table:style-name="Default" office:value-type="string">
            <text:p>--Ember.TextSupport</text:p>
          </table:table-cell>
        </table:table-row>
        <table:table-row table:style-name="ro2">
          <table:table-cell office:value-type="string">
            <text:p><text:a xlink:href="http://emberjs.com/api/classes/Ember.TextSupport.html#method_cancel" xlink:type="simple">cancel</text:a></text:p>
          </table:table-cell>
        </table:table-row>
        <table:table-row table:style-name="ro2">
          <table:table-cell office:value-type="string">
            <text:p><text:a xlink:href="http://emberjs.com/api/classes/Ember.TextSupport.html#method_focusIn" xlink:type="simple">focusIn</text:a></text:p>
          </table:table-cell>
        </table:table-row>
        <table:table-row table:style-name="ro2">
          <table:table-cell office:value-type="string">
            <text:p><text:a xlink:href="http://emberjs.com/api/classes/Ember.TextSupport.html#method_focusOut" xlink:type="simple">focusOut</text:a></text:p>
          </table:table-cell>
        </table:table-row>
        <table:table-row table:style-name="ro2">
          <table:table-cell office:value-type="string">
            <text:p><text:a xlink:href="http://emberjs.com/api/classes/Ember.TextSupport.html#method_insertNewLine" xlink:type="simple">insertNewLine</text:a></text:p>
          </table:table-cell>
        </table:table-row>
        <table:table-row table:style-name="ro2">
          <table:table-cell office:value-type="string">
            <text:p><text:a xlink:href="http://emberjs.com/api/classes/Ember.TextSupport.html#method_keyPress" xlink:type="simple">keyPress</text:a></text:p>
          </table:table-cell>
        </table:table-row>
        <table:table-row table:style-name="ro1">
          <table:table-cell table:style-name="Default" office:value-type="string">
            <text:p>--Ember.TrackedArray</text:p>
          </table:table-cell>
        </table:table-row>
        <table:table-row table:style-name="ro2">
          <table:table-cell office:value-type="string">
            <text:p><text:a xlink:href="http://emberjs.com/api/classes/Ember.TrackedArray.html#method_addItems" xlink:type="simple">addItems</text:a></text:p>
          </table:table-cell>
        </table:table-row>
        <table:table-row table:style-name="ro2">
          <table:table-cell office:value-type="string">
            <text:p><text:a xlink:href="http://emberjs.com/api/classes/Ember.TrackedArray.html#method_apply" xlink:type="simple">apply</text:a></text:p>
          </table:table-cell>
        </table:table-row>
        <table:table-row table:style-name="ro2">
          <table:table-cell office:value-type="string">
            <text:p><text:a xlink:href="http://emberjs.com/api/classes/Ember.TrackedArray.html#method_removeItems" xlink:type="simple">removeItems</text:a></text:p>
          </table:table-cell>
        </table:table-row>
        <table:table-row table:style-name="ro1">
          <table:table-cell table:style-name="Default" office:value-type="string">
            <text:p>--Ember.View</text:p>
          </table:table-cell>
        </table:table-row>
        <table:table-row table:style-name="ro2">
          <table:table-cell office:value-type="string">
            <text:p><text:a xlink:href="http://emberjs.com/api/classes/Ember.View.html#method_append" xlink:type="simple">append</text:a></text:p>
          </table:table-cell>
        </table:table-row>
        <table:table-row table:style-name="ro2">
          <table:table-cell office:value-type="string">
            <text:p><text:a xlink:href="http://emberjs.com/api/classes/Ember.View.html#method_appendTo" xlink:type="simple">appendTo</text:a></text:p>
          </table:table-cell>
        </table:table-row>
        <table:table-row table:style-name="ro2">
          <table:table-cell office:value-type="string">
            <text:p><text:a xlink:href="http://emberjs.com/api/classes/Ember.View.html#method_createChildView" xlink:type="simple">createChildView</text:a></text:p>
          </table:table-cell>
        </table:table-row>
        <table:table-row table:style-name="ro2">
          <table:table-cell office:value-type="string">
            <text:p><text:a xlink:href="http://emberjs.com/api/classes/Ember.View.html#method_createElement" xlink:type="simple">createElement</text:a></text:p>
          </table:table-cell>
        </table:table-row>
        <table:table-row table:style-name="ro2">
          <table:table-cell office:value-type="string">
            <text:p><text:a xlink:href="http://emberjs.com/api/classes/Ember.View.html#method_destroy" xlink:type="simple">destroy</text:a></text:p>
          </table:table-cell>
        </table:table-row>
        <table:table-row table:style-name="ro2">
          <table:table-cell office:value-type="string">
            <text:p><text:a xlink:href="http://emberjs.com/api/classes/Ember.View.html#method_destroyElement" xlink:type="simple">destroyElement</text:a></text:p>
          </table:table-cell>
        </table:table-row>
        <table:table-row table:style-name="ro2">
          <table:table-cell office:value-type="string">
            <text:p><text:a xlink:href="http://emberjs.com/api/classes/Ember.View.html#method_findElementInParentElement" xlink:type="simple">findElementInParentElement</text:a></text:p>
          </table:table-cell>
        </table:table-row>
        <table:table-row table:style-name="ro2">
          <table:table-cell office:value-type="string">
            <text:p><text:a xlink:href="http://emberjs.com/api/classes/Ember.View.html#method_remove" xlink:type="simple">remove</text:a></text:p>
          </table:table-cell>
        </table:table-row>
        <table:table-row table:style-name="ro2">
          <table:table-cell office:value-type="string">
            <text:p><text:a xlink:href="http://emberjs.com/api/classes/Ember.View.html#method_removeAllChildren" xlink:type="simple">removeAllChildren</text:a></text:p>
          </table:table-cell>
        </table:table-row>
        <table:table-row table:style-name="ro2">
          <table:table-cell office:value-type="string">
            <text:p><text:a xlink:href="http://emberjs.com/api/classes/Ember.View.html#method_removeChild" xlink:type="simple">removeChild</text:a></text:p>
          </table:table-cell>
        </table:table-row>
        <table:table-row table:style-name="ro2">
          <table:table-cell office:value-type="string">
            <text:p><text:a xlink:href="http://emberjs.com/api/classes/Ember.View.html#method_removeFromParent" xlink:type="simple">removeFromParent</text:a></text:p>
          </table:table-cell>
        </table:table-row>
        <table:table-row table:style-name="ro2">
          <table:table-cell office:value-type="string">
            <text:p><text:a xlink:href="http://emberjs.com/api/classes/Ember.View.html#method_render" xlink:type="simple">render</text:a></text:p>
          </table:table-cell>
        </table:table-row>
        <table:table-row table:style-name="ro2">
          <table:table-cell office:value-type="string">
            <text:p><text:a xlink:href="http://emberjs.com/api/classes/Ember.View.html#method_replaceIn" xlink:type="simple">replaceIn</text:a></text:p>
          </table:table-cell>
        </table:table-row>
        <table:table-row table:style-name="ro2">
          <table:table-cell office:value-type="string">
            <text:p><text:a xlink:href="http://emberjs.com/api/classes/Ember.View.html#method_rerender" xlink:type="simple">rerender</text:a></text:p>
          </table:table-cell>
        </table:table-row>
        <table:table-row table:style-name="ro2">
          <table:table-cell office:value-type="string">
            <text:p><text:a xlink:href="http://emberjs.com/api/classes/Ember.View.html#event_didInsertElement" xlink:type="simple">didInsertElement</text:a></text:p>
          </table:table-cell>
        </table:table-row>
        <table:table-row table:style-name="ro2">
          <table:table-cell office:value-type="string">
            <text:p><text:a xlink:href="http://emberjs.com/api/classes/Ember.View.html#event_parentViewDidChange" xlink:type="simple">parentViewDidChange</text:a></text:p>
          </table:table-cell>
        </table:table-row>
        <table:table-row table:style-name="ro2">
          <table:table-cell office:value-type="string">
            <text:p><text:a xlink:href="http://emberjs.com/api/classes/Ember.View.html#event_willClearRender" xlink:type="simple">willClearRender</text:a></text:p>
          </table:table-cell>
        </table:table-row>
        <table:table-row table:style-name="ro2">
          <table:table-cell office:value-type="string">
            <text:p><text:a xlink:href="http://emberjs.com/api/classes/Ember.View.html#event_willDestroyElement" xlink:type="simple">willDestroyElement</text:a></text:p>
          </table:table-cell>
        </table:table-row>
        <table:table-row table:style-name="ro2">
          <table:table-cell office:value-type="string">
            <text:p><text:a xlink:href="http://emberjs.com/api/classes/Ember.View.html#event_willInsertElement" xlink:type="simple">willInsertElement</text:a></text:p>
          </table:table-cell>
        </table:table-row>
        <table:table-row table:style-name="ro1">
          <table:table-cell table:style-name="Default" office:value-type="string">
            <text:p>--Ember._HandlebarsBoundView</text:p>
          </table:table-cell>
        </table:table-row>
        <table:table-row table:style-name="ro1">
          <table:table-cell table:style-name="Default" office:value-type="string">
            <text:p>render</text:p>
          </table:table-cell>
        </table:table-row>
        <table:table-row table:style-name="ro1">
          <table:table-cell table:style-name="Default" office:value-type="string">
            <text:p>--Function</text:p>
          </table:table-cell>
        </table:table-row>
        <table:table-row table:style-name="ro2">
          <table:table-cell office:value-type="string">
            <text:p><text:a xlink:href="http://emberjs.com/api/classes/Function.html#method_observes" xlink:type="simple">observes</text:a></text:p>
          </table:table-cell>
        </table:table-row>
        <table:table-row table:style-name="ro2">
          <table:table-cell office:value-type="string">
            <text:p><text:a xlink:href="http://emberjs.com/api/classes/Function.html#method_observesBefore" xlink:type="simple">observesBefore</text:a></text:p>
          </table:table-cell>
        </table:table-row>
        <table:table-row table:style-name="ro2">
          <table:table-cell office:value-type="string">
            <text:p><text:a xlink:href="http://emberjs.com/api/classes/Function.html#method_observesImmediately" xlink:type="simple">observesImmediately</text:a></text:p>
          </table:table-cell>
        </table:table-row>
        <table:table-row table:style-name="ro2">
          <table:table-cell office:value-type="string">
            <text:p><text:a xlink:href="http://emberjs.com/api/classes/Function.html#method_on" xlink:type="simple">on</text:a></text:p>
          </table:table-cell>
        </table:table-row>
        <table:table-row table:style-name="ro2">
          <table:table-cell office:value-type="string">
            <text:p><text:a xlink:href="http://emberjs.com/api/classes/Function.html#method_property" xlink:type="simple">property</text:a></text:p>
          </table:table-cell>
        </table:table-row>
        <table:table-row table:style-name="ro1">
          <table:table-cell table:style-name="Default" office:value-type="string">
            <text:p>--String</text:p>
          </table:table-cell>
        </table:table-row>
        <table:table-row table:style-name="ro2">
          <table:table-cell office:value-type="string">
            <text:p><text:a xlink:href="http://emberjs.com/api/classes/String.html#method_camelize" xlink:type="simple">camelize</text:a></text:p>
          </table:table-cell>
        </table:table-row>
        <table:table-row table:style-name="ro2">
          <table:table-cell office:value-type="string">
            <text:p><text:a xlink:href="http://emberjs.com/api/classes/String.html#method_capitalize" xlink:type="simple">capitalize</text:a></text:p>
          </table:table-cell>
        </table:table-row>
        <table:table-row table:style-name="ro2">
          <table:table-cell office:value-type="string">
            <text:p><text:a xlink:href="http://emberjs.com/api/classes/String.html#method_classify" xlink:type="simple">classify</text:a></text:p>
          </table:table-cell>
        </table:table-row>
        <table:table-row table:style-name="ro2">
          <table:table-cell office:value-type="string">
            <text:p><text:a xlink:href="http://emberjs.com/api/classes/String.html#method_dasherize" xlink:type="simple">dasherize</text:a></text:p>
          </table:table-cell>
        </table:table-row>
        <table:table-row table:style-name="ro2">
          <table:table-cell office:value-type="string">
            <text:p><text:a xlink:href="http://emberjs.com/api/classes/String.html#method_decamelize" xlink:type="simple">decamelize</text:a></text:p>
          </table:table-cell>
        </table:table-row>
        <table:table-row table:style-name="ro2">
          <table:table-cell office:value-type="string">
            <text:p><text:a xlink:href="http://emberjs.com/api/classes/String.html#method_fmt" xlink:type="simple">fmt</text:a></text:p>
          </table:table-cell>
        </table:table-row>
        <table:table-row table:style-name="ro2">
          <table:table-cell office:value-type="string">
            <text:p><text:a xlink:href="http://emberjs.com/api/classes/String.html#method_htmlSafe" xlink:type="simple">htmlSafe</text:a></text:p>
          </table:table-cell>
        </table:table-row>
        <table:table-row table:style-name="ro2">
          <table:table-cell office:value-type="string">
            <text:p><text:a xlink:href="http://emberjs.com/api/classes/String.html#method_loc" xlink:type="simple">loc</text:a></text:p>
          </table:table-cell>
        </table:table-row>
        <table:table-row table:style-name="ro2">
          <table:table-cell office:value-type="string">
            <text:p><text:a xlink:href="http://emberjs.com/api/classes/String.html#method_underscore" xlink:type="simple">underscore</text:a></text:p>
          </table:table-cell>
        </table:table-row>
        <table:table-row table:style-name="ro2">
          <table:table-cell office:value-type="string">
            <text:p><text:a xlink:href="http://emberjs.com/api/classes/String.html#method_w" xlink:type="simple">w</text:a>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ddharth Subramanian</meta:initial-creator>
    <meta:creation-date>2013-09-09T22:42:06</meta:creation-date>
    <dc:date>2013-09-09T23:20:31</dc:date>
    <dc:creator>Siddharth Subramanian</dc:creator>
    <meta:editing-duration>PT6M5S</meta:editing-duration>
    <meta:editing-cycles>1</meta:editing-cycles>
    <meta:document-statistic meta:table-count="3" meta:cell-count="358" meta:object-count="0"/>
    <meta:generator>LibreOffice/3.5$Linux_X86_64 LibreOffice_project/350m1$Build-2</meta:generator>
  </office:meta>
</office:document-meta>
</file>